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content.xml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color="#000000" draw:marker-start="Arrow" draw:marker-start-width="0.152cm" draw:marker-end="Arrow" draw:marker-end-width="0.152cm" draw:fill="none" draw:textarea-vertical-align="middl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stroke="dash" draw:stroke-dash="Ultrafine_20_Dashed" draw:fill="none" draw:textarea-vertical-align="middle"/>
    </style:style>
    <style:style style:name="gr7" style:family="graphic" style:parent-style-name="standard">
      <style:graphic-properties svg:stroke-color="#000000" draw:fill="solid" draw:fill-color="#c0c0c0" draw:textarea-horizontal-align="justify" draw:textarea-vertical-align="middle" draw:auto-grow-height="false"/>
    </style:style>
    <style:style style:name="gr8" style:family="graphic" style:parent-style-name="standard">
      <style:graphic-properties draw:ole-draw-aspect="1"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family="'CMU Serif'" style:font-style-name="Roman" style:font-family-generic="roman" style:font-pitch="variable" fo:font-size="10.5pt" fo:font-weight="normal"/>
    </style:style>
    <style:style style:name="P2" style:family="paragraph">
      <style:text-properties fo:font-family="'CMU Serif'" style:font-style-name="Roman" style:font-family-generic="roman" style:font-pitch="variable" fo:font-size="10.5pt" fo:font-weight="normal" style:font-size-asian="12pt" style:font-size-complex="12pt"/>
    </style:style>
    <style:style style:name="P3" style:family="paragraph">
      <style:paragraph-properties fo:text-align="center"/>
      <style:text-properties fo:font-family="'CMU Serif'" style:font-style-name="Roman" style:font-family-generic="roman" style:font-pitch="variable" fo:font-weight="normal"/>
    </style:style>
    <style:style style:name="P4" style:family="paragraph">
      <style:text-properties fo:font-family="'CMU Serif'" style:font-style-name="Roman" style:font-family-generic="roman" style:font-pitch="variable" fo:font-weight="normal"/>
    </style:style>
    <style:style style:name="P5" style:family="paragraph">
      <style:text-properties fo:font-family="'CMU Serif'" style:font-style-name="Roman" style:font-family-generic="roman" style:font-pitch="variable" fo:font-size="12pt" fo:font-weight="normal" style:font-size-asian="12pt" style:font-size-complex="12pt"/>
    </style:style>
    <style:style style:name="T1" style:family="text">
      <style:text-properties fo:font-family="'CMU Serif'" style:font-style-name="Roman" style:font-family-generic="roman" style:font-pitch="variable" fo:font-size="10.5pt" fo:font-weight="normal" style:font-size-asian="12pt" style:font-size-complex="12pt"/>
    </style:style>
    <style:style style:name="T2" style:family="text">
      <style:text-properties fo:font-family="'CMU Serif'" style:font-style-name="Roman" style:font-family-generic="roman" style:font-pitch="variable" fo:font-weight="normal"/>
    </style:style>
    <style:style style:name="T3" style:family="text">
      <style:text-properties fo:font-family="'CMU Serif'" style:font-style-name="Roman" style:font-family-generic="roman" style:font-pitch="variable" fo:font-size="12pt" fo:font-weight="normal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112cm" svg:height="2.032cm" svg:x="8.382cm" svg:y="3.04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572cm" svg:height="0.687cm" svg:x="8.382cm" svg:y="3.085cm">
          <draw:text-box>
            <text:p><text:span text:style-name="T1">Main Memory</text:span></text:p>
          </draw:text-box>
        </draw:frame>
        <draw:custom-shape draw:style-name="gr1" draw:text-style-name="P1" draw:layer="layout" svg:width="4.826cm" svg:height="1.27cm" svg:x="9.398cm" svg:y="6.60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24cm" svg:height="0.687cm" svg:x="9.398cm" svg:y="6.641cm">
          <draw:text-box>
            <text:p><text:span text:style-name="T1">LLC</text:span></text:p>
          </draw:text-box>
        </draw:frame>
        <draw:custom-shape draw:style-name="gr1" draw:text-style-name="P1" xml:id="id2" draw:id="id2" draw:layer="layout" svg:width="1.778cm" svg:height="0.762cm" svg:x="10.922cm" svg:y="8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0.762cm" svg:x="9.398cm" svg:y="10.45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38cm" svg:y1="5.08cm" svg:x2="11.938cm" svg:y2="6.604cm">
          <text:p/>
        </draw:line>
        <draw:line draw:style-name="gr3" draw:text-style-name="P1" draw:layer="layout" svg:x1="11.938cm" svg:y1="7.911cm" svg:x2="11.938cm" svg:y2="8.927cm">
          <text:p/>
        </draw:line>
        <draw:frame draw:style-name="gr2" draw:text-style-name="P2" draw:layer="layout" svg:width="1.524cm" svg:height="0.687cm" svg:x="11.43cm" svg:y="8.927cm">
          <draw:text-box>
            <text:p><text:span text:style-name="T1">L2</text:span></text:p>
          </draw:text-box>
        </draw:frame>
        <draw:frame draw:style-name="gr2" draw:text-style-name="P2" xml:id="id1" draw:id="id1" draw:layer="layout" svg:width="1.016cm" svg:height="0.687cm" svg:x="9.398cm" svg:y="10.488cm">
          <draw:text-box>
            <text:p><text:span text:style-name="T1">L1</text:span></text:p>
          </draw:text-box>
        </draw:frame>
        <draw:custom-shape draw:style-name="gr1" draw:text-style-name="P1" draw:layer="layout" svg:width="1.016cm" svg:height="0.762cm" svg:x="13.208cm" svg:y="10.414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016cm" svg:height="0.687cm" svg:x="13.208cm" svg:y="10.451cm">
          <draw:text-box>
            <text:p><text:span text:style-name="T1">L1</text:span></text:p>
          </draw:text-box>
        </draw:frame>
        <draw:connector draw:style-name="gr3" draw:text-style-name="P1" draw:layer="layout" svg:x1="9.906cm" svg:y1="10.488cm" svg:x2="10.922cm" svg:y2="9.271cm" draw:start-shape="id1" draw:start-glue-point="0" draw:end-shape="id2" draw:end-glue-point="3" svg:d="m9906 10488v-1217h1016">
          <text:p/>
        </draw:connector>
        <draw:connector draw:style-name="gr3" draw:text-style-name="P1" draw:layer="layout" svg:x1="13.716cm" svg:y1="10.451cm" svg:x2="12.7cm" svg:y2="9.271cm" draw:start-shape="id3" draw:start-glue-point="0" draw:end-shape="id2" draw:end-glue-point="1" svg:d="m13716 10451v-1180h-1016">
          <text:p/>
        </draw:connector>
        <draw:frame draw:style-name="gr2" draw:text-style-name="P2" draw:layer="layout" svg:width="3.556cm" svg:height="0.687cm" svg:x="11.938cm" svg:y="8.128cm">
          <draw:text-box>
            <text:p><text:span text:style-name="T1">~10-20 cycles</text:span></text:p>
          </draw:text-box>
        </draw:frame>
        <draw:frame draw:style-name="gr2" draw:text-style-name="P2" draw:layer="layout" svg:width="2.794cm" svg:height="0.687cm" svg:x="11.938cm" svg:y="5.588cm">
          <draw:text-box>
            <text:p><text:span text:style-name="T1">~240 cycles</text:span></text:p>
          </draw:text-box>
        </draw:frame>
        <draw:frame draw:style-name="gr2" draw:text-style-name="P2" draw:layer="layout" svg:width="2.286cm" svg:height="0.687cm" svg:x="13.716cm" svg:y="9.435cm">
          <draw:text-box>
            <text:p><text:span text:style-name="T1">~5 cycles</text:span></text:p>
          </draw:text-box>
        </draw:frame>
        <draw:custom-shape draw:style-name="gr4" draw:text-style-name="P1" draw:layer="layout" svg:width="1.524cm" svg:height="1.27cm" svg:x="9.144cm" svg:y="11.9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24cm" svg:height="1.27cm" svg:x="12.954cm" svg:y="11.93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906cm" svg:y1="11.176cm" svg:x2="9.906cm" svg:y2="11.938cm">
          <text:p/>
        </draw:line>
        <draw:line draw:style-name="gr3" draw:text-style-name="P1" draw:layer="layout" svg:x1="13.716cm" svg:y1="11.176cm" svg:x2="13.716cm" svg:y2="11.938cm">
          <text:p/>
        </draw:line>
        <draw:frame draw:style-name="gr2" draw:text-style-name="P2" draw:layer="layout" svg:width="2.286cm" svg:height="0.687cm" svg:x="13.716cm" svg:y="11.176cm">
          <draw:text-box>
            <text:p><text:span text:style-name="T1">&lt;1 cycle</text:span></text:p>
          </draw:text-box>
        </draw:frame>
        <draw:frame draw:style-name="gr2" draw:text-style-name="P2" draw:layer="layout" svg:width="1.524cm" svg:height="0.687cm" svg:x="9.144cm" svg:y="12.192cm">
          <draw:text-box>
            <text:p><text:span text:style-name="T1">CPU</text:span></text:p>
          </draw:text-box>
        </draw:frame>
        <draw:frame draw:style-name="gr2" draw:text-style-name="P2" draw:layer="layout" svg:width="1.524cm" svg:height="0.687cm" svg:x="12.954cm" svg:y="12.192cm">
          <draw:text-box>
            <text:p><text:span text:style-name="T1">CP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3" draw:layer="layout" svg:width="0.762cm" svg:height="0.762cm" svg:x="7.62cm" svg:y="7.87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3cm" svg:y1="7.366cm" svg:x2="11.43cm" svg:y2="9.144cm">
          <text:p/>
        </draw:line>
        <draw:custom-shape draw:style-name="gr1" draw:text-style-name="P3" draw:layer="layout" svg:width="0.762cm" svg:height="0.762cm" svg:x="8.38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9.14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9.90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0.668cm" svg:y="7.8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762cm" svg:height="0.762cm" svg:x="11.43cm" svg:y="7.87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5.24cm" svg:y1="7.366cm" svg:x2="15.24cm" svg:y2="9.144cm">
          <text:p/>
        </draw:line>
        <draw:custom-shape draw:style-name="gr1" draw:text-style-name="P3" draw:layer="layout" svg:width="0.762cm" svg:height="0.762cm" svg:x="15.2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6.002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6.764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7.526cm" svg:y="7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8.288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524cm" svg:height="1.005cm" svg:x="6.604cm" svg:y="7.674cm">
          <draw:text-box>
            <text:p><text:span text:style-name="T2">...</text:span></text:p>
          </draw:text-box>
        </draw:frame>
        <draw:frame draw:style-name="gr2" draw:text-style-name="P4" draw:layer="layout" svg:width="1.524cm" svg:height="1.005cm" svg:x="19.05cm" svg:y="7.62cm">
          <draw:text-box>
            <text:p><text:span text:style-name="T2">...</text:span></text:p>
          </draw:text-box>
        </draw:frame>
        <draw:custom-shape draw:style-name="gr1" draw:text-style-name="P3" draw:layer="layout" svg:width="0.762cm" svg:height="0.762cm" svg:x="7.62cm" svg:y="10.41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1.43cm" svg:y1="9.906cm" svg:x2="11.43cm" svg:y2="11.684cm">
          <text:p/>
        </draw:line>
        <draw:custom-shape draw:style-name="gr1" draw:text-style-name="P3" draw:layer="layout" svg:width="0.762cm" svg:height="0.762cm" svg:x="8.38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9.144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9.90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0.668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1.43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2.192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2.954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3.716cm" svg:y="10.4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0.762cm" svg:height="0.762cm" svg:x="14.478cm" svg:y="10.414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5.24cm" svg:y1="9.906cm" svg:x2="15.24cm" svg:y2="11.684cm">
          <text:p/>
        </draw:line>
        <draw:frame draw:style-name="gr2" draw:text-style-name="P4" draw:layer="layout" svg:width="1.524cm" svg:height="1.005cm" svg:x="6.604cm" svg:y="10.214cm">
          <draw:text-box>
            <text:p><text:span text:style-name="T2">...</text:span></text:p>
          </draw:text-box>
        </draw:frame>
        <draw:frame draw:style-name="gr2" draw:text-style-name="P4" draw:layer="layout" svg:width="1.524cm" svg:height="1.005cm" svg:x="19.05cm" svg:y="10.16cm">
          <draw:text-box>
            <text:p><text:span text:style-name="T2">...</text:span></text:p>
          </draw:text-box>
        </draw:frame>
        <draw:frame draw:style-name="gr8" draw:layer="layout" svg:width="0.433cm" svg:height="0.47cm" svg:x="11.633cm" svg:y="7.97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layer="layout" svg:width="3.984cm" svg:height="1.119cm" svg:x="7.446cm" svg:y="5.334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7" draw:text-style-name="P3" draw:layer="layout" svg:width="0.762cm" svg:height="0.762cm" svg:x="12.192cm" svg:y="7.87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33cm" svg:height="0.47cm" svg:x="12.395cm" svg:y="7.97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0.762cm" svg:height="0.762cm" svg:x="12.954cm" svg:y="7.87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15cm" svg:height="0.47cm" svg:x="13.157cm" svg:y="7.97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7" draw:text-style-name="P3" draw:layer="layout" svg:width="0.762cm" svg:height="0.762cm" svg:x="13.716cm" svg:y="7.87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33cm" svg:height="0.47cm" svg:x="13.919cm" svg:y="7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7" draw:text-style-name="P3" draw:layer="layout" svg:width="0.762cm" svg:height="0.762cm" svg:x="14.478cm" svg:y="7.87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11cm" svg:height="0.47cm" svg:x="14.681cm" svg:y="7.97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7" draw:text-style-name="P3" draw:layer="layout" svg:width="0.762cm" svg:height="0.762cm" svg:x="15.24cm" svg:y="10.41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07cm" svg:height="0.47cm" svg:x="15.443cm" svg:y="10.5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ustom-shape draw:style-name="gr7" draw:text-style-name="P3" draw:layer="layout" svg:width="0.762cm" svg:height="0.762cm" svg:x="16.002cm" svg:y="10.41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5cm" svg:height="0.47cm" svg:x="16.205cm" svg:y="10.51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7" draw:text-style-name="P3" draw:layer="layout" svg:width="0.762cm" svg:height="0.762cm" svg:x="16.764cm" svg:y="10.41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15cm" svg:height="0.47cm" svg:x="16.967cm" svg:y="10.5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7" draw:text-style-name="P3" draw:layer="layout" svg:width="0.762cm" svg:height="0.762cm" svg:x="17.526cm" svg:y="10.41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318cm" svg:height="0.47cm" svg:x="17.729cm" svg:y="10.5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7" draw:text-style-name="P3" draw:layer="layout" svg:width="0.762cm" svg:height="0.762cm" svg:x="18.288cm" svg:y="10.414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411cm" svg:height="0.47cm" svg:x="18.491cm" svg:y="10.51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6" draw:text-style-name="P3" draw:layer="layout" svg:x1="19.05cm" svg:y1="9.906cm" svg:x2="19.05cm" svg:y2="11.684cm">
          <text:p/>
        </draw:line>
        <draw:frame draw:style-name="gr2" draw:text-style-name="P5" draw:layer="layout" svg:width="2.54cm" svg:height="0.755cm" svg:x="12.446cm" svg:y="7.112cm">
          <draw:text-box>
            <text:p><text:span text:style-name="T3">Row 1</text:span></text:p>
          </draw:text-box>
        </draw:frame>
        <draw:frame draw:style-name="gr2" draw:text-style-name="P5" draw:layer="layout" svg:width="2.54cm" svg:height="0.755cm" svg:x="16.256cm" svg:y="9.652cm">
          <draw:text-box>
            <text:p><text:span text:style-name="T3">Row 2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6T12:01:47</meta:creation-date>
    <meta:editing-duration>PT7H31M28S</meta:editing-duration>
    <meta:editing-cycles>9</meta:editing-cycles>
    <dc:date>2012-07-28T14:00:38</dc:date>
    <meta:generator>LibreOffice/3.5$Linux_X86_64 LibreOffice_project/350m1$Build-2</meta:generator>
    <meta:document-statistic meta:object-count="101"/>
  </office:meta>
</office:document-meta>
</file>

<file path=Object 10/content.xml><?xml version="1.0" encoding="utf-8"?>
<math xmlns="http://www.w3.org/1998/Math/MathML">
  <semantics>
    <mrow>
      <mi>h</mi>
    </mrow>
    <annotation encoding="StarMath 5.0">h</annotation>
  </semantics>
</math>
</file>

<file path=Object 11/content.xml><?xml version="1.0" encoding="utf-8"?>
<math xmlns="http://www.w3.org/1998/Math/MathML">
  <semantics>
    <mrow>
      <mi>i</mi>
    </mrow>
    <annotation encoding="StarMath 5.0">i</annotation>
  </semantics>
</math>
</file>

<file path=Object 12/content.xml><?xml version="1.0" encoding="utf-8"?>
<math xmlns="http://www.w3.org/1998/Math/MathML">
  <semantics>
    <mrow>
      <mi>j</mi>
    </mrow>
    <annotation encoding="StarMath 5.0">j</annotation>
  </semantics>
</math>
</file>

<file path=Object 13/content.xml><?xml version="1.0" encoding="utf-8"?>
<math xmlns="http://www.w3.org/1998/Math/MathML">
  <semantics>
    <mrow>
      <mrow>
        <mi>M</mi>
        <mo stretchy="false">=</mo>
        <mfenced open="(" close=")">
          <mrow>
            <mtable>
              <mtr>
                <mtd>
                  <mrow>
                    <mi>a</mi>
                  </mrow>
                </mtd>
                <mtd>
                  <mrow>
                    <mi>b</mi>
                  </mrow>
                </mtd>
                <mtd>
                  <mrow>
                    <mi>c</mi>
                  </mrow>
                </mtd>
                <mtd>
                  <mrow>
                    <mi>d</mi>
                  </mrow>
                </mtd>
                <mtd>
                  <mrow>
                    <mi>e</mi>
                  </mrow>
                </mtd>
              </mtr>
              <mtr>
                <mtd>
                  <mrow>
                    <mi>f</mi>
                  </mrow>
                </mtd>
                <mtd>
                  <mrow>
                    <mi>g</mi>
                  </mrow>
                </mtd>
                <mtd>
                  <mrow>
                    <mi>h</mi>
                  </mrow>
                </mtd>
                <mtd>
                  <mrow>
                    <mi>i</mi>
                  </mrow>
                </mtd>
                <mtd>
                  <mrow>
                    <mi>j</mi>
                  </mrow>
                </mtd>
              </mtr>
            </mtable>
          </mrow>
        </mfenced>
      </mrow>
    </mrow>
    <annotation encoding="StarMath 5.0">M=left (matrix{a # b # c # d # e ## f # g # h # i # j} right)</annotation>
  </semantics>
</math>
</file>

<file path=Object 3/content.xml><?xml version="1.0" encoding="utf-8"?>
<math xmlns="http://www.w3.org/1998/Math/MathML">
  <semantics>
    <mrow>
      <mi>a</mi>
    </mrow>
    <annotation encoding="StarMath 5.0">a</annotation>
  </semantics>
</math>
</file>

<file path=Object 4/content.xml><?xml version="1.0" encoding="utf-8"?>
<math xmlns="http://www.w3.org/1998/Math/MathML">
  <semantics>
    <mrow>
      <mi>b</mi>
    </mrow>
    <annotation encoding="StarMath 5.0">b</annotation>
  </semantics>
</math>
</file>

<file path=Object 5/content.xml><?xml version="1.0" encoding="utf-8"?>
<math xmlns="http://www.w3.org/1998/Math/MathML">
  <semantics>
    <mrow>
      <mi>c</mi>
    </mrow>
    <annotation encoding="StarMath 5.0">c</annotation>
  </semantics>
</math>
</file>

<file path=Object 6/content.xml><?xml version="1.0" encoding="utf-8"?>
<math xmlns="http://www.w3.org/1998/Math/MathML">
  <semantics>
    <mrow>
      <mi>d</mi>
    </mrow>
    <annotation encoding="StarMath 5.0">d</annotation>
  </semantics>
</math>
</file>

<file path=Object 7/content.xml><?xml version="1.0" encoding="utf-8"?>
<math xmlns="http://www.w3.org/1998/Math/MathML">
  <semantics>
    <mrow>
      <mi>e</mi>
    </mrow>
    <annotation encoding="StarMath 5.0">e</annotation>
  </semantics>
</math>
</file>

<file path=Object 8/content.xml><?xml version="1.0" encoding="utf-8"?>
<math xmlns="http://www.w3.org/1998/Math/MathML">
  <semantics>
    <mrow>
      <mi>f</mi>
    </mrow>
    <annotation encoding="StarMath 5.0">f</annotation>
  </semantics>
</math>
</file>

<file path=Object 9/content.xml><?xml version="1.0" encoding="utf-8"?>
<math xmlns="http://www.w3.org/1998/Math/MathML">
  <semantics>
    <mrow>
      <mi>g</mi>
    </mrow>
    <annotation encoding="StarMath 5.0">g</annotation>
  </semantics>
</math>
</file>